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E000000287D6655AD2137B06E.png" manifest:media-type="image/png"/>
  <manifest:file-entry manifest:full-path="Pictures/10000000000001D60000002CE583020CE4CEA806.png" manifest:media-type="image/png"/>
  <manifest:file-entry manifest:full-path="Pictures/10000000000001EC0000003391CAF46103010A3C.png" manifest:media-type="image/png"/>
  <manifest:file-entry manifest:full-path="Pictures/10000000000001EC000000321723F41B7DBF8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0fae" officeooo:paragraph-rsid="00060fae"/>
    </style:style>
    <style:style style:name="P2" style:family="paragraph" style:parent-style-name="Standard">
      <style:text-properties style:font-name="Trebuchet MS" fo:font-size="14pt" officeooo:rsid="00060fae" officeooo:paragraph-rsid="00060fae" style:font-size-asian="14pt" style:font-size-complex="14pt"/>
    </style:style>
    <style:style style:name="T1" style:family="text">
      <style:text-properties officeooo:rsid="000781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text:span text:style-name="T1">)</text:span> git add *</text:p>
      <text:p text:style-name="P2"><draw:frame draw:style-name="fr1" draw:name="Image1" text:anchor-type="paragraph" svg:x="0.589cm" svg:y="0.573cm" svg:width="14.34cm" svg:height="1.058cm" draw:z-index="0"><draw:image xlink:href="Pictures/100000000000021E000000287D6655AD2137B06E.png" xlink:type="simple" xlink:show="embed" xlink:actuate="onLoad"/></draw:frame></text:p>
      <text:p text:style-name="P2"/>
      <text:p text:style-name="P2">2 : git </text:p>
      <text:p text:style-name="P2"/>
      <text:p text:style-name="P2"><text:span text:style-name="T1">2) </text:span>commit -m "[Commentaire]"</text:p>
      <text:p text:style-name="P2"/>
      <text:p text:style-name="P2"><draw:frame draw:style-name="fr1" draw:name="Image2" text:anchor-type="paragraph" svg:x="0.584cm" svg:y="0.111cm" svg:width="12.435cm" svg:height="1.164cm" draw:z-index="1"><draw:image xlink:href="Pictures/10000000000001D60000002CE583020CE4CEA806.png" xlink:type="simple" xlink:show="embed" xlink:actuate="onLoad"/></draw:frame></text:p>
      <text:p text:style-name="P2"/>
      <text:p text:style-name="P2"/>
      <text:p text:style-name="P2"/>
      <text:p text:style-name="P2"><text:span text:style-name="T1">3)</text:span> Pour envoyer :</text:p>
      <text:p text:style-name="P2"/>
      <text:p text:style-name="P2"><text:tab/>git push origin master</text:p>
      <text:p text:style-name="P2"><draw:frame draw:style-name="fr1" draw:name="Image3" text:anchor-type="paragraph" svg:x="0.589cm" svg:y="0.296cm" svg:width="13.018cm" svg:height="1.349cm" draw:z-index="2"><draw:image xlink:href="Pictures/10000000000001EC0000003391CAF46103010A3C.png" xlink:type="simple" xlink:show="embed" xlink:actuate="onLoad"/></draw:frame></text:p>
      <text:p text:style-name="P2"/>
      <text:p text:style-name="P2"/>
      <text:p text:style-name="P2"/>
      <text:p text:style-name="P2"/>
      <text:p text:style-name="P2">Pour importer :</text:p>
      <text:p text:style-name="P2"/>
      <text:p text:style-name="P2"><text:tab/>git pull origin master</text:p>
      <text:p text:style-name="P2"><draw:frame draw:style-name="fr1" draw:name="Image4" text:anchor-type="paragraph" svg:x="0.536cm" svg:y="0.445cm" svg:width="13.018cm" svg:height="1.323cm" draw:z-index="3"><draw:image xlink:href="Pictures/10000000000001EC000000321723F41B7DBF81EF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5S</meta:editing-duration>
    <meta:editing-cycles>4</meta:editing-cycles>
    <meta:generator>LibreOffice/5.3.5.2$Windows_x86 LibreOffice_project/50d9bf2b0a79cdb85a3814b592608037a682059d</meta:generator>
    <dc:date>2018-11-22T15:35:57.169000000</dc:date>
    <meta:document-statistic meta:table-count="0" meta:image-count="4" meta:object-count="0" meta:page-count="1" meta:paragraph-count="7" meta:word-count="26" meta:character-count="126" meta:non-whitespace-character-count="104"/>
    <meta:user-defined meta:name="Info 1"/>
    <meta:user-defined meta:name="Info 2"/>
    <meta:user-defined meta:name="Info 3"/>
    <meta:user-defined meta:name="Info 4"/>
  </office:meta>
</office:document-meta>
</file>